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bold"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5" style:family="paragraph" style:parent-style-name="Text_20_body">
      <style:paragraph-properties fo:margin-left="0in" fo:margin-right="0in" fo:text-align="start" style:justify-single-word="false" fo:orphans="2" fo:widows="2" fo:text-indent="0in" style:auto-text-indent="false"/>
    </style:style>
    <style:style style:name="P6"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7"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8"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4pt" fo:letter-spacing="normal" fo:font-style="normal" fo:font-weight="bold"/>
    </style:style>
    <style:style style:name="P9"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10" style:family="paragraph" style:parent-style-name="Heading_20_5">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letter-spacing="normal" fo:font-style="normal" fo:font-weight="bold"/>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3" style:family="paragraph" style:parent-style-name="Text_20_body">
      <style:paragraph-properties fo:margin-left="0in" fo:margin-right="0in" fo:margin-top="0.0102in" fo:margin-bottom="0.0102in" loext:contextual-spacing="false" fo:text-align="start" style:justify-single-word="false" fo:orphans="2" fo:widows="2" fo:text-indent="0in" style:auto-text-indent="false"/>
    </style:style>
    <style:style style:name="P14"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font-size="10.5pt" fo:letter-spacing="normal" fo:font-style="normal" fo:font-weight="normal"/>
    </style:style>
    <style:style style:name="P15"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16" style:family="paragraph" style:parent-style-name="Text_20_body">
      <style:paragraph-properties fo:margin-top="0in" fo:margin-bottom="0in" loext:contextual-spacing="false"/>
    </style:style>
    <style:style style:name="P17"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18"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letter-spacing="normal"/>
    </style:style>
    <style:style style:name="P19"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font-size="10.5pt" fo:letter-spacing="normal" fo:font-style="normal" fo:font-weight="normal"/>
    </style:style>
    <style:style style:name="P20"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1"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2"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3"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4"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5"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6"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7" style:family="paragraph" style:parent-style-name="Text_20_body" style:list-style-name="L1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8" style:family="paragraph" style:parent-style-name="Text_20_body" style:list-style-name="L1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9"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0"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1" style:family="paragraph" style:parent-style-name="Text_20_body" style:list-style-name="L1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2" style:family="paragraph" style:parent-style-name="Text_20_body" style:list-style-name="L1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3" style:family="paragraph" style:parent-style-name="Text_20_body" style:list-style-name="L1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4" style:family="paragraph" style:parent-style-name="Text_20_body" style:list-style-name="L1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5"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3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3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39" style:family="paragraph" style:parent-style-name="Text_20_body">
      <style:paragraph-properties fo:margin-left="0in" fo:margin-right="0in" fo:text-align="start" style:justify-single-word="false" fo:orphans="2" fo:widows="2" fo:text-indent="0in" style:auto-text-indent="false"/>
    </style:style>
    <style:style style:name="P40" style:family="paragraph" style:parent-style-name="Text_20_body">
      <style:paragraph-properties fo:margin-left="0in" fo:margin-right="0in" fo:margin-top="0.0102in" fo:margin-bottom="0.0102in" loext:contextual-spacing="false" fo:text-align="start" style:justify-single-word="false" fo:orphans="2" fo:widows="2" fo:text-indent="0in" style:auto-text-indent="false"/>
    </style:style>
    <style:style style:name="P41"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2"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3"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4"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5" style:family="paragraph" style:parent-style-name="Text_20_body" style:list-style-name="L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6"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7"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8" style:family="paragraph" style:parent-style-name="Text_20_body" style:list-style-name="L1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9" style:family="paragraph" style:parent-style-name="Text_20_body" style:list-style-name="L1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0" style:family="paragraph" style:parent-style-name="Text_20_body" style:list-style-name="L1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1" style:family="paragraph" style:parent-style-name="Text_20_body" style:list-style-name="L1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2" style:family="paragraph" style:parent-style-name="Text_20_body" style:list-style-name="L1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3" style:family="paragraph" style:parent-style-name="Text_20_body" style:list-style-name="L1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4" style:family="paragraph" style:parent-style-name="Text_20_body" style:list-style-name="L1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5" style:family="paragraph" style:parent-style-name="Text_20_body" style:list-style-name="L1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6" style:family="paragraph" style:parent-style-name="Text_20_body" style:list-style-name="L19">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7" style:family="paragraph" style:parent-style-name="Text_20_body" style:list-style-name="L1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bold"/>
    </style:style>
    <style:style style:name="P58" style:family="paragraph" style:parent-style-name="Text_20_body" style:list-style-name="L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59" style:family="paragraph" style:parent-style-name="Text_20_body" style:list-style-name="L9">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0" style:family="paragraph" style:parent-style-name="Text_20_body" style:list-style-name="L10">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1" style:family="paragraph" style:parent-style-name="Text_20_body" style:list-style-name="L14">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2" style:family="paragraph" style:parent-style-name="Text_20_body" style:list-style-name="L15">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3" style:family="paragraph" style:parent-style-name="Text_20_body" style:list-style-name="L19">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4"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65" style:family="paragraph" style:parent-style-name="Heading_20_1">
      <style:text-properties fo:font-variant="normal" fo:text-transform="none" fo:color="#232323" style:font-name="Verdana" fo:font-size="16.5pt" fo:letter-spacing="normal" fo:font-style="normal" fo:font-weight="bold"/>
    </style:style>
    <style:style style:name="P66"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67"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68"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4pt" fo:letter-spacing="normal" fo:font-style="normal" fo:font-weight="bold"/>
    </style:style>
    <style:style style:name="P69"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T1" style:family="text">
      <style:text-properties fo:font-weight="bold"/>
    </style:style>
    <style:style style:name="T2" style:family="text">
      <style:text-properties fo:font-variant="normal" fo:text-transform="none" fo:color="#232323" style:font-name="Arial" fo:font-size="11.25pt" fo:letter-spacing="normal" fo:font-style="normal" fo:font-weight="normal"/>
    </style:style>
    <style:style style:name="T3" style:family="text">
      <style:text-properties fo:font-variant="normal" fo:text-transform="none" fo:color="#232323" style:font-name="Arial" fo:font-size="11.25pt" fo:letter-spacing="normal" fo:font-style="normal" fo:font-weight="bold"/>
    </style:style>
    <style:style style:name="T4" style:family="text">
      <style:text-properties fo:font-variant="normal" fo:text-transform="none" fo:color="#232323" style:font-name="Arial" fo:font-size="10.5pt" fo:letter-spacing="normal" fo:font-style="normal" fo:font-weight="normal" fo:background-color="#e6ecef" loext:char-shading-value="0" loext:padding="0in" loext:border="none"/>
    </style:style>
    <style:style style:name="T5" style:family="text">
      <style:text-properties fo:font-variant="normal" fo:text-transform="none" fo:color="#232323" style:font-name="Arial" fo:font-size="10.5pt" fo:letter-spacing="normal" fo:font-style="normal" fo:font-weight="bold" fo:background-color="#e6ecef" loext:char-shading-value="0" loext:padding="0in" loext:border="none"/>
    </style:style>
    <style:style style:name="T6" style:family="text">
      <style:text-properties fo:font-variant="normal" fo:text-transform="none" fo:color="#232323" style:font-name="Arial" fo:font-size="9pt" fo:letter-spacing="normal" fo:font-style="normal" fo:font-weight="normal" fo:background-color="#d2ffb4" loext:char-shading-value="0" loext:padding-left="0.4689in" loext:padding-right="0.052in" loext:padding-top="0.1043in" loext:padding-bottom="0.1563in" loext:border-left="0.74pt solid #90b07c" loext:border-right="0.74pt solid #90b07c" loext:border-top="3.74pt solid #90b07c" loext:border-bottom="0.74pt solid #90b07c"/>
    </style:style>
    <style:style style:name="T7" style:family="text">
      <style:text-properties fo:font-variant="normal" fo:text-transform="none" fo:color="#232323" style:font-name="Arial" fo:font-size="9pt" fo:letter-spacing="normal" fo:font-style="normal" fo:font-weight="bold" fo:background-color="#d2ffb4" loext:char-shading-value="0" loext:padding-left="0.4689in" loext:padding-right="0.052in" loext:padding-top="0.1043in" loext:padding-bottom="0.1563in" loext:border-left="0.74pt solid #90b07c" loext:border-right="0.74pt solid #90b07c" loext:border-top="3.74pt solid #90b07c" loext:border-bottom="0.74pt solid #90b07c"/>
    </style:style>
    <style:style style:name="T8" style:family="text">
      <style:text-properties fo:font-variant="normal" fo:text-transform="none" fo:color="#232323" fo:letter-spacing="normal"/>
    </style:style>
    <style:style style:name="T9" style:family="text">
      <style:text-properties fo:font-variant="normal" fo:text-transform="none" fo:color="#232323" fo:font-size="10.5pt" fo:letter-spacing="normal" fo:font-style="normal" fo:font-weight="normal" fo:background-color="#e6ecef" loext:char-shading-value="0" loext:padding="0in" loext:border="none"/>
    </style:style>
    <style:style style:name="T10" style:family="text">
      <style:text-properties fo:font-variant="normal" fo:text-transform="none" fo:color="#0000aa" style:font-name="Arial" fo:font-size="11.25pt" fo:letter-spacing="normal" fo:font-style="normal" fo:font-weight="normal"/>
    </style:style>
    <style:style style:name="T11" style:family="text">
      <style:text-properties fo:font-variant="normal" fo:text-transform="none" fo:color="#0000aa" style:font-name="Arial" fo:font-size="11.25pt" fo:letter-spacing="normal" fo:font-style="normal" fo:font-weight="normal" fo:background-color="transparent" loext:char-shading-value="0" loext:padding="0in" loext:border="none"/>
    </style:style>
    <style:style style:name="T12" style:family="text">
      <style:text-properties fo:font-variant="normal" fo:text-transform="none" fo:color="#0000ff" style:font-name="Arial" fo:font-size="11.25pt" fo:letter-spacing="normal" fo:font-style="normal" fo:font-weight="normal"/>
    </style:style>
    <style:style style:name="T13" style:family="text">
      <style:text-properties fo:font-style="italic"/>
    </style:style>
    <style:style style:name="T14" style:family="text">
      <style:text-properties fo:color="#008000"/>
    </style:style>
    <style:style style:name="T15" style:family="text">
      <style:text-properties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cs.bgu.ac.il/~caspl172/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Lab 6</text:h>
      <text:p text:style-name="P37">Lab 6 is built on top of the code infrastructure of Lab 5, i.e. the "shell". Naturally, you are expected to use the code you wrote for the previous lab.</text:p>
      <text:h text:style-name="P7" text:outline-level="3"><text:bookmark text:name="motivation"/>Motivation</text:h>
      <text:p text:style-name="P5"><text:span text:style-name="T2">In this lab you will enrich the set of capabilities of your shell by implementing </text:span><text:span text:style-name="T3">input/output redirection</text:span><text:span text:style-name="T8"> </text:span><text:span text:style-name="T2">and </text:span><text:span text:style-name="T3">pipelines</text:span><text:span text:style-name="T8"> </text:span><text:span text:style-name="T2">(see </text:span><text:a xlink:type="simple" xlink:href="https://www.cs.bgu.ac.il/~caspl172/wiki.files/lab5/reading.html" text:style-name="Internet_20_link" text:visited-style-name="Visited_20_Internet_20_Link"><text:span text:style-name="T10">reading</text:span></text:a><text:span text:style-name="T8"> </text:span><text:span text:style-name="T2">material). Your shell will then be able to execute non-trivial commands such as </text:span><text:span text:style-name="T3">"tail -n 2 in.txt| cat &gt; out.txt"</text:span><text:span text:style-name="T2">, demonstrating the power of these simple concepts.</text:span></text:p>
      <text:h text:style-name="P6" text:outline-level="2"><text:bookmark text:name="lab_6_tasks"/>Lab 6 tasks</text:h>
      <text:p text:style-name="P1">Through out the tasks of the lab, you are asked to add debug messages, according to the specifications if given, and as you see fit where no specification is provided.</text:p>
      <text:h text:style-name="P7" text:outline-level="3"><text:bookmark text:name="task_0"/>Task 0</text:h>
      <text:h text:style-name="P9" text:outline-level="4">Pipes</text:h>
      <text:p text:style-name="P5"><text:span text:style-name="T2">A pipe is a pair of input stream/output stream, such that one stream feeds the other stream directly. All data that is written to one side (the "write end") can be read from the other side (the "read end"). This sort of feed becomes pretty useful when one wishes to communicate between processes.</text:span><text:line-break/><text:line-break/><text:span text:style-name="T3">Your task:</text:span><text:span text:style-name="T8"> </text:span><text:span text:style-name="T2">Implement a simple program called </text:span><text:span text:style-name="T3">mypipe</text:span><text:span text:style-name="T2">, which creates a child process that sends the message "hello" to its parent process. The parent then prints the incoming message and terminates. Use the </text:span><text:span text:style-name="T3">pipe</text:span><text:span text:style-name="T8"> </text:span><text:span text:style-name="T2">system call (see man) to create the pipe.</text:span></text:p>
      <text:h text:style-name="P7" text:outline-level="3"><text:bookmark text:name="task_1"/>Task 1</text:h>
      <text:h text:style-name="P9" text:outline-level="4">Redirection</text:h>
      <text:p text:style-name="P5"><text:span text:style-name="T2">Add standard input/output redirection capabilities to your shell (e.g. </text:span><text:span text:style-name="T3">"cat &lt; in.txt &gt; out.txt"</text:span><text:span text:style-name="T2">). Guidelines on I/O redirection can be found in the </text:span><text:a xlink:type="simple" xlink:href="https://www.cs.bgu.ac.il/~caspl172/wiki.files/lab5/reading.html" text:style-name="Internet_20_link" text:visited-style-name="Visited_20_Internet_20_Link"><text:span text:style-name="T10">reading</text:span></text:a><text:span text:style-name="T8"> </text:span><text:span text:style-name="T2">material. </text:span><text:line-break/><text:line-break/><text:span text:style-name="T2">Notes:</text:span></text:p>
      <text:list xml:id="list956243818497779388" text:style-name="L16">
        <text:list-item>
          <text:p text:style-name="P31">The <text:span text:style-name="T1">inputRedirect</text:span> and <text:span text:style-name="T1">outputRedirect</text:span> fields in cmdLine do the parsing work for you. They hold the redirection file names if exist, NULL otherwise.</text:p>
        </text:list-item>
        <text:list-item>
          <text:p text:style-name="P53">Remember to redirect input/output only in the child process. We do not want to redirect the I/O of the shell itself (parent process).</text:p>
        </text:list-item>
      </text:list>
      <text:h text:style-name="P7" text:outline-level="3"><text:bookmark text:name="task_2"/><text:soft-page-break/>Task 2</text:h>
      <text:p text:style-name="P36"><text:span text:style-name="T1">Note</text:span><text:line-break/>Task 2 is independent of the shell we revisited in task 1. You're not allowed to use the LineParser functions in this task.</text:p>
      <text:p text:style-name="P5"><text:line-break/><text:span text:style-name="T2">Here we wish to explore the implementation of a pipeline. In order to achieve such a pipeline, one has to create pipes and properly redirect the standard outputs and standard inputs of the processes.</text:span><text:line-break/><text:span text:style-name="T2">Please refer to the 'Introduction to Pipelines' section in the </text:span><text:a xlink:type="simple" xlink:href="https://www.cs.bgu.ac.il/~caspl172/wiki.files/lab5/reading.html" text:style-name="Internet_20_link" text:visited-style-name="Visited_20_Internet_20_Link"><text:span text:style-name="T10">reading</text:span></text:a><text:span text:style-name="T8"> </text:span><text:span text:style-name="T2">material. </text:span><text:line-break/><text:line-break/><text:span text:style-name="T3">Your task:</text:span><text:span text:style-name="T8"> </text:span><text:span text:style-name="T2">Write a short program called </text:span><text:span text:style-name="T3">mypipeline</text:span><text:span text:style-name="T8"> </text:span><text:span text:style-name="T2">which creates a pipeline of 2 child processes. Essentially, you will implement the shell call </text:span><text:span text:style-name="T3">"ls -l | tail -n 2"</text:span><text:span text:style-name="T2">.</text:span><text:line-break/><text:span text:style-name="T2">(A question: </text:span><text:span text:style-name="T12">what does "ls -l" do, what does "tail -n 2" do, and what should their combination produce?</text:span><text:span text:style-name="T2">) </text:span><text:line-break/><text:line-break/><text:span text:style-name="T3">Follow the given steps as closely as possible to avoid synchronization problems:</text:span></text:p>
      <text:list xml:id="list1075043333225850335" text:style-name="L17">
        <text:list-item>
          <text:p text:style-name="P32">Create a pipe.</text:p>
        </text:list-item>
        <text:list-item>
          <text:p text:style-name="P54">Fork to a child process (child1).</text:p>
        </text:list-item>
        <text:list-item>
          <text:p text:style-name="P54">On the child1 process:</text:p>
          <text:list>
            <text:list-item>
              <text:p text:style-name="P32">Close the standard output.</text:p>
            </text:list-item>
            <text:list-item>
              <text:p text:style-name="P54">Duplicate the write-end of the pipe using <text:span text:style-name="T1">dup</text:span> (see man).</text:p>
            </text:list-item>
            <text:list-item>
              <text:p text:style-name="P54">Close the file descriptor that was duplicated.</text:p>
            </text:list-item>
            <text:list-item>
              <text:p text:style-name="P54">Execute "ls -l".</text:p>
            </text:list-item>
          </text:list>
        </text:list-item>
        <text:list-item>
          <text:p text:style-name="P57">On the parent process: Close the write end of the pipe.</text:p>
        </text:list-item>
        <text:list-item>
          <text:p text:style-name="P54">Fork again to a child process (child2).</text:p>
        </text:list-item>
        <text:list-item>
          <text:p text:style-name="P54">On the child2 process:</text:p>
          <text:list>
            <text:list-item>
              <text:p text:style-name="P32">Close the standard input.</text:p>
            </text:list-item>
            <text:list-item>
              <text:p text:style-name="P54">Duplicate the read-end of the pipe using <text:span text:style-name="T1">dup</text:span>.</text:p>
            </text:list-item>
            <text:list-item>
              <text:p text:style-name="P54">Close the file descriptor that was duplicated.</text:p>
            </text:list-item>
            <text:list-item>
              <text:p text:style-name="P54">Execute "tail -n 2".</text:p>
            </text:list-item>
          </text:list>
        </text:list-item>
        <text:list-item>
          <text:p text:style-name="P57">On the parent process: Close the read end of the pipe.</text:p>
        </text:list-item>
        <text:list-item>
          <text:p text:style-name="P54">Now wait for the child processes to terminate, in the same order of their execution.</text:p>
        </text:list-item>
      </text:list>
      <text:h text:style-name="P9" text:outline-level="4">Mandatory Requirements</text:h>
      <text:list xml:id="list5553981964740652892" text:style-name="L18">
        <text:list-item>
          <text:p text:style-name="P33">Compile and run the code and make sure it does what it's supposed to do.</text:p>
        </text:list-item>
        <text:list-item>
          <text:p text:style-name="P55">Your program must print the following debugging messages if the argument -d is provided. All debugging messages must be sent to stderr! These are the messages that should be added:</text:p>
          <text:list>
            <text:list-item>
              <text:p text:style-name="P33">On the parent process:</text:p>
              <text:list>
                <text:list-item>
                  <text:p text:style-name="P33">Before forking, "(parent_process&gt;forking…)"</text:p>
                </text:list-item>
                <text:list-item>
                  <text:p text:style-name="P55">After forking, "(parent_process&gt;created process with id: </text:p>
                </text:list-item>
                <text:list-item>
                  <text:p text:style-name="P55">Before closing the write end of the pipe, "(parent_process&gt;closing the write end of the pipe…)"</text:p>
                </text:list-item>
                <text:list-item>
                  <text:p text:style-name="P55"><text:soft-page-break/>Before closing the read end of the pipe, "(parent_process&gt;closing the read end of the pipe…)"</text:p>
                </text:list-item>
                <text:list-item>
                  <text:p text:style-name="P55">Before waiting for child processes to terminate, "(parent_process&gt;waiting for child processes to terminate…)"</text:p>
                </text:list-item>
                <text:list-item>
                  <text:p text:style-name="P55">Before exiting, "(parent_process&gt;exiting…)"</text:p>
                </text:list-item>
              </text:list>
            </text:list-item>
            <text:list-item>
              <text:p text:style-name="P55">On the 1st child process:</text:p>
              <text:list>
                <text:list-item>
                  <text:p text:style-name="P33">"(child1&gt;redirecting stdout to the write end of the pipe…)"</text:p>
                </text:list-item>
                <text:list-item>
                  <text:p text:style-name="P55">"(child1&gt;going to execute cmd: …)"</text:p>
                </text:list-item>
              </text:list>
            </text:list-item>
            <text:list-item>
              <text:p text:style-name="P55">On the 2nd child process:</text:p>
              <text:list>
                <text:list-item>
                  <text:p text:style-name="P33">"(child2&gt;redirecting stdin to the read end of the pipe…)"</text:p>
                </text:list-item>
                <text:list-item>
                  <text:p text:style-name="P55">"(child2&gt;going to execute cmd: …)"</text:p>
                </text:list-item>
              </text:list>
            </text:list-item>
          </text:list>
        </text:list-item>
        <text:list-item>
          <text:p text:style-name="P55">How does the following affect your program:</text:p>
          <text:list>
            <text:list-item>
              <text:p text:style-name="P33">Comment out step 4 in your code (i.e. on the parent process:<text:span text:style-name="T1">do not</text:span> Close the write end of the pipe). Compile and run your code. (Also: see "man 7 pipe")</text:p>
            </text:list-item>
            <text:list-item>
              <text:p text:style-name="P55">Undo the change from the last step. Comment out step 7 in your code. Compile and run your code.</text:p>
            </text:list-item>
            <text:list-item>
              <text:p text:style-name="P55">Undo the change from the last step. Comment out step 4 and step 8 in your code. Compile and run your code.</text:p>
            </text:list-item>
          </text:list>
        </text:list-item>
      </text:list>
      <text:h text:style-name="P8" text:outline-level="3"><text:bookmark text:name="task_3"/>Task 3</text:h>
      <text:p text:style-name="P13"><text:span text:style-name="T2">Go back to your shell and add support to a single pipe. Your shell must be able now to run commands like: </text:span><text:span text:style-name="Source_20_Text"><text:span text:style-name="T9">ls|wc -l</text:span></text:span><text:span text:style-name="T8"> </text:span><text:span text:style-name="T2">which basically counts the number of files/directories under the current working dir. The most important thing to remember about pipes is that the write-end of the pipe needs to be closed in all processes, otherwise the read-end of the pipe will not receive EOF, unless the main process terminates.</text:span></text:p>
      <text:p text:style-name="P1">All processes that are run from the same command (connected with pipes) have the same process group (and so, they belong to the same job). This is why you were told to wait for <text:span text:style-name="T1">any process in the process group</text:span> to change state and <text:span text:style-name="T1">not only for a process pid</text:span> (this replaces step 8 in task2). So both ls and wc -l from the example above have the same process group, and it's usually set according to the pid of the first process (ls in this case). Make the necessary changes in your shell to support job control of commands containing pipes.</text:p>
      <text:h text:style-name="P8" text:outline-level="3"><text:bookmark text:name="task_4"/>Task 4</text:h>
      <text:p text:style-name="P17"><text:span text:style-name="T2">Here we wish to emulate the internal variables environment of the command shell. Briefly, the internal variables environment is a list of string pairs (name, value), which associates names with values. When variable names appear in the command line with a "$" prefix, they are replaced with their associated value.<text:line-break/>For instance, let variable </text:span><text:span text:style-name="T3">i</text:span><text:span text:style-name="T2"> be mapped to value </text:span><text:span text:style-name="T3">Hello</text:span><text:span text:style-name="T2">. "</text:span><text:span text:style-name="Source_20_Text"><text:span text:style-name="T4">echo $i</text:span></text:span><text:span text:style-name="T2">" will then print "Hello", whereas "</text:span><text:span text:style-name="Source_20_Text"><text:span text:style-name="T4">echo i</text:span></text:span><text:span text:style-name="T2">" will print "i". Similarly, the command "</text:span><text:span text:style-name="Source_20_Text"><text:span text:style-name="T4">ls $i</text:span></text:span><text:span text:style-name="T2">" will be translated to "ls Hello", etc.</text:span></text:p>
      <text:p text:style-name="P1">The task is divided into four mini-tasks, which define operations relevant to the internal variables environment. Although the environment can be implemented in several ways, <text:span text:style-name="T1">you are strictly required to base your implementation on a linked list of (name, value) string pairs</text:span>. Your implementation should be general enough to support unlimited number of variables and unlimited length of names and values.</text:p>
      <text:list xml:id="list7737525979435914864" text:style-name="L19">
        <text:list-item>
          <text:p text:style-name="P34"><text:soft-page-break/>Add an set command to the shell, which associates a given name with a given value. <text:span text:style-name="T1">If the name already exists, the command should override the existing value</text:span>.<text:line-break/>Usage: "set x y" creates an environment variable with name x and value y.</text:p>
        </text:list-item>
        <text:list-item>
          <text:p text:style-name="P56">Add an env command, which prints all current associations in the environment. <text:line-break/>Usage: "env" prints out all environment associations.</text:p>
        </text:list-item>
        <text:list-item>
          <text:p text:style-name="P56">Activate the internal variables in each executed command line, by replacing each argument that starts with a <text:span text:style-name="T1">$</text:span> sign with its proper environment value. <text:span text:style-name="T1">Write an appropriate error message when variables are not found</text:span>.</text:p>
        </text:list-item>
        <text:list-item>
          <text:p text:style-name="P56">Add a delete command, which delete a variable from the environment. <text:span text:style-name="T1">Write an appropriate error message when variables are not found</text:span>.<text:line-break/>Usage: "delete x" deletes the variable x from the environment.</text:p>
        </text:list-item>
        <text:list-item>
          <text:p text:style-name="P63"><text:span text:style-name="T2">Adding support of </text:span><text:span text:style-name="Source_20_Text"><text:span text:style-name="T4">~</text:span></text:span><text:span text:style-name="T2"> for </text:span><text:span text:style-name="Source_20_Text"><text:span text:style-name="T4">cd</text:span></text:span><text:span text:style-name="T2">. Initiating the command </text:span><text:span text:style-name="Source_20_Text"><text:span text:style-name="T4">cd ~</text:span></text:span><text:span text:style-name="T2"> in your shell will result in an </text:span><text:span text:style-name="Source_20_Text"><text:span text:style-name="T4">error</text:span></text:span><text:span text:style-name="T2">. You need to add support for converting ~ to your home directory. Find the environment variable for your home directly, </text:span><text:span text:style-name="T3">do not hard code it</text:span><text:span text:style-name="T2">.</text:span></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06:21.575135128</meta:creation-date>
    <dc:date>2017-07-24T18:10:59.448352251</dc:date>
    <meta:editing-duration>PT2M</meta:editing-duration>
    <meta:editing-cycles>6</meta:editing-cycles>
    <meta:generator>LibreOffice/5.1.6.2$Linux_X86_64 LibreOffice_project/10m0$Build-2</meta:generator>
    <meta:document-statistic meta:table-count="0" meta:image-count="0" meta:object-count="0" meta:page-count="4" meta:paragraph-count="65" meta:word-count="1285" meta:character-count="7362" meta:non-whitespace-character-count="6172"/>
  </office:meta>
</office:document-meta>
</file>